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2A000000506E1A1F6C4D881577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officeooo:rsid="0003ea21" officeooo:paragraph-rsid="0003ea21"/>
    </style:style>
    <style:style style:name="P2" style:family="paragraph" style:parent-style-name="Title">
      <style:text-properties officeooo:rsid="0003ea21" officeooo:paragraph-rsid="0003ea21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2">Fiche de procédure lancement application client serveur</text:p>
      <text:p text:style-name="P2"><text:s/></text:p>
      <text:p text:style-name="P1"><draw:frame draw:style-name="fr1" draw:name="Image1" text:anchor-type="as-char" svg:width="17cm" svg:height="2.454cm" draw:z-index="0"><draw:image xlink:href="Pictures/100000010000022A000000506E1A1F6C4D881577.png" xlink:type="simple" xlink:show="embed" xlink:actuate="onLoad" draw:mime-type="image/png"/></draw:frame></text:p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2-28T15:24:55.162000000</meta:creation-date>
    <dc:date>2022-12-28T15:47:45.208000000</dc:date>
    <meta:editing-duration>PT22M51S</meta:editing-duration>
    <meta:editing-cycles>1</meta:editing-cycles>
    <meta:document-statistic meta:table-count="0" meta:image-count="1" meta:object-count="0" meta:page-count="1" meta:paragraph-count="3" meta:word-count="7" meta:character-count="56" meta:non-whitespace-character-count="49"/>
    <meta:generator>LibreOffice/7.2.5.2$Windows_X86_64 LibreOffice_project/499f9727c189e6ef3471021d6132d4c694f357e5</meta:generator>
  </office:meta>
</office:document-meta>
</file>